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беспечение синхронизации работы диспетчера по событию от внешнего источника (подсистемы ввода-вывода)</text:h>
          </table:table-cell>
        </table:table-row>
        <table:table-row table:style-name="Table1.2">
          <table:table-cell table:style-name="Table1.A2" office:value-type="string">
            <text:p text:style-name="P1">Для того чтобы синхронизировать запуск расчётных модулей с некоторым внешним источником, целесообразно создать специальный расчётный модуль, который не будет содержать внешних переменных, но будет обеспечивать ожидание до выполнения некоторого события.</text:p>
            <text:p text:style-name="P1">При этом вы должны будете в файле конфигурации загрузки указать необходимый минимальный интервал для всех расчётных модулей. При этом необходимо учитывать, что в настоящий момент инкрементация счётчиков времени в расчётных модулях производится с заданным постоянным шагом. Необходимо также учитывать и то, что шаг инкрементации времени в начальный момент при ожидании события принципиально неизвестен (а известен только предыдущий шаг). Это в частности не позволяет нормально реализовать счётчики времени для задержек. То есть реализовать многие алгоритмы чисто в событийном режиме невозможно (для скручивания счётчиков времени необходимо повторять выполнение алгоритма с заданным шагом). Пример простейшего кода расчётного модуля с указанием места встраивания ожидания события синхронизации приведён в приложении В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еспечение синхронизации работы диспетчера по событию от внешнего источника (подсистемы ввода-вывода)</dc:title>
    <dc:date>2012-01-22T05:01:57.56</dc:date>
    <meta:generator>OpenOffice_Beta/4.1.0$Win32 OpenOffice.org_project/410m14$Build-9760</meta:generator>
    <meta:editing-duration>PT4H47M20S</meta:editing-duration>
    <meta:editing-cycles>100</meta:editing-cycles>
    <dc:creator>Александр </dc:creator>
    <meta:document-statistic meta:table-count="1" meta:image-count="0" meta:object-count="0" meta:page-count="1" meta:paragraph-count="3" meta:word-count="147" meta:character-count="1170"/>
    <meta:user-defined meta:name="Поле 1"/>
    <meta:user-defined meta:name="Поле 2"/>
    <meta:user-defined meta:name="Поле 3"/>
    <meta:user-defined meta:name="Поле 4"/>
  </office:meta>
</office:document-meta>
</file>